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576in"/>
    </style:style>
    <style:style style:name="Table1.B" style:family="table-column">
      <style:table-column-properties style:column-width="5.5354in"/>
    </style:style>
    <style:style style:name="Table1.A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576in"/>
    </style:style>
    <style:style style:name="Table2.B" style:family="table-column">
      <style:table-column-properties style:column-width="5.5354in"/>
    </style:style>
    <style:style style:name="Table2.A1" style:family="table-cell">
      <style:table-cell-properties style:vertical-align="middle" style:border-line-width="0in 0.0014in 0.0007in" fo:padding="0.0194in" fo:border="0.05pt double #808080"/>
    </style:style>
    <style:style style:name="Table2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1576in"/>
    </style:style>
    <style:style style:name="Table3.B" style:family="table-column">
      <style:table-column-properties style:column-width="5.5354in"/>
    </style:style>
    <style:style style:name="Table3.A1" style:family="table-cell">
      <style:table-cell-properties style:vertical-align="middle" style:border-line-width="0in 0.0014in 0.0007in" fo:padding="0.0194in" fo:border="0.05pt double #808080"/>
    </style:style>
    <style:style style:name="Table3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3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1576in"/>
    </style:style>
    <style:style style:name="Table4.B" style:family="table-column">
      <style:table-column-properties style:column-width="5.5354in"/>
    </style:style>
    <style:style style:name="Table4.A1" style:family="table-cell">
      <style:table-cell-properties style:vertical-align="middle" style:border-line-width="0in 0.0014in 0.0007in" fo:padding="0.0194in" fo:border="0.05pt double #808080"/>
    </style:style>
    <style:style style:name="Table4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4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1576in"/>
    </style:style>
    <style:style style:name="Table5.B" style:family="table-column">
      <style:table-column-properties style:column-width="5.5354in"/>
    </style:style>
    <style:style style:name="Table5.A1" style:family="table-cell">
      <style:table-cell-properties style:vertical-align="middle" style:border-line-width="0in 0.0014in 0.0007in" fo:padding="0.0194in" fo:border="0.05pt double #808080"/>
    </style:style>
    <style:style style:name="Table5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5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able_20_Contents">
      <style:text-properties officeooo:paragraph-rsid="001a72bf"/>
    </style:style>
    <style:style style:name="P3" style:family="paragraph" style:parent-style-name="Table_20_Contents">
      <style:text-properties officeooo:rsid="001a72bf" officeooo:paragraph-rsid="001a72bf"/>
    </style:style>
    <style:style style:name="T1" style:family="text">
      <style:text-properties officeooo:rsid="001a72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text:span text:style-name="Strong_20_Emphasis">Test: </text:span>Afvinkopdracht 6 test 1</text:p>
          </table:table-cell>
          <table:covered-table-cell/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1.B2" office:value-type="string">
            <text:p text:style-name="Table_20_Contents">Het programma starten zonder dat het bestand aanwezig i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1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1.B2" office:value-type="string">
            <text:p text:style-name="Table_20_Contents">Pas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1.B2" office:value-type="string">
            <text:p text:style-name="P2">Gegeven error bericht: "<text:span text:style-name="T1">Het alpaca bestand is niet aanwezig!</text:span>"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Strong_20_Emphasis">Test: </text:span>Afvinkopdracht 6 test <text:span text:style-name="T1">2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2.B2" office:value-type="string">
            <text:p text:style-name="Table_20_Contents">Het <text:span text:style-name="T1">bestand is geen fasta</text:span>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2.B2" office:value-type="string">
            <text:p text:style-name="Table_20_Contents">Het programma geeft een nette afhandeling van de error, geeft aan dat het bestand <text:span text:style-name="T1">geen fasta is.</text:span>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2.B2" office:value-type="string">
            <text:p text:style-name="P3">fail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2.B2" office:value-type="string">
            <text:p text:style-name="P2">Gegeven error bericht: "<text:span text:style-name="T1">Sequentie is geen DNA. Er is iets fout gegaan."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Table_20_Contents"><text:span text:style-name="Strong_20_Emphasis">Test: </text:span>Afvinkopdracht 6 test <text:span text:style-name="T1">3</text:span></text:p>
          </table:table-cell>
          <table:covered-table-cell/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3.B2" office:value-type="string">
            <text:p text:style-name="P3">Het bestand is geen dna sequentie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3.B2" office:value-type="string">
            <text:p text:style-name="Table_20_Contents">Het programma geeft een nette afhandeling van de error, geeft aan dat het bestand <text:s/><text:span text:style-name="T1">geen dna sequentie is</text:span>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3.B2" office:value-type="string">
            <text:p text:style-name="Table_20_Contents">Pass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3.B2" office:value-type="string">
            <text:p text:style-name="P2">Gegeven error bericht: "<text:span text:style-name="T1">Sequentie is geen DNA. Er is iets fout gegaan.</text:span>"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Table_20_Contents"><text:span text:style-name="Strong_20_Emphasis">Test: </text:span>Afvinkopdracht 6 test <text:span text:style-name="T1">4</text:span></text:p>
          </table:table-cell>
          <table:covered-table-cell/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4.B2" office:value-type="string">
            <text:p text:style-name="Table_20_Contents">Het programma <text:span text:style-name="T1">handmatig stoppen</text:span>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4.B2" office:value-type="string">
            <text:p text:style-name="Table_20_Contents">Het programma geeft een nette afhandeling van de error, geeft <text:span text:style-name="T1">aan dat het programma gestopt is</text:span>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4.B2" office:value-type="string">
            <text:p text:style-name="Table_20_Contents">Pass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4.B2" office:value-type="string">
            <text:p text:style-name="P2">Gegeven error bericht: <text:span text:style-name="T1">"Programma werd onderbroken!</text:span>"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Table_20_Contents"><text:span text:style-name="Strong_20_Emphasis">Test: </text:span>Afvinkopdracht 6 test <text:span text:style-name="T1">5</text:span></text:p>
          </table:table-cell>
          <table:covered-table-cell/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5.B2" office:value-type="string">
            <text:p text:style-name="Table_20_Contents">Het <text:span text:style-name="T1">enzym bestand zit er niet in</text:span>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5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5.B2" office:value-type="string">
            <text:p text:style-name="Table_20_Contents">Pass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5.B2" office:value-type="string">
            <text:p text:style-name="P2">Gegeven error bericht: "<text:span text:style-name="T1"> Er is iets fout gegaan.</text:span>"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07:28.122846725</meta:creation-date>
    <meta:editing-duration>PT2M37S</meta:editing-duration>
    <meta:editing-cycles>2</meta:editing-cycles>
    <meta:generator>LibreOffice/5.1.6.2$Linux_X86_64 LibreOffice_project/10m0$Build-2</meta:generator>
    <dc:date>2017-11-27T09:20:14.161381732</dc:date>
    <meta:document-statistic meta:table-count="5" meta:image-count="0" meta:object-count="0" meta:page-count="1" meta:paragraph-count="45" meta:word-count="217" meta:character-count="1376" meta:non-whitespace-character-count="1203"/>
  </office:meta>
</office:document-meta>
</file>